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line-height="100%" fo:text-indent="0in" style:auto-text-indent="false" fo:break-before="auto" fo:break-after="auto"/>
    </style:style>
    <style:style style:name="P2" style:family="paragraph" style:parent-style-name="Standard">
      <style:paragraph-properties fo:margin-left="1in" fo:margin-right="0in" fo:text-indent="0in" style:auto-text-indent="false" fo:break-before="auto" fo:break-after="auto"/>
      <style:text-properties style:font-name="Courier New" fo:font-weight="bold" style:font-name-asian="Courier New1" style:font-weight-asian="bold" style:font-name-complex="Courier New1"/>
    </style:style>
    <style:style style:name="P3" style:family="paragraph" style:parent-style-name="Standard" style:master-page-name="Standard">
      <style:paragraph-properties fo:margin-left="1in" fo:margin-right="0in" fo:line-height="100%" fo:text-indent="0in" style:auto-text-indent="false" style:page-number="1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T1" style:family="text">
      <style:text-properties style:font-name="Courier New" fo:font-weight="bold" style:font-name-asian="Courier New1" style:font-weight-asian="bold" style:font-name-complex="Courier New1"/>
    </style:style>
    <style:style style:name="T2" style:family="text">
      <style:text-properties style:font-name="Courier New" fo:font-weight="bold" fo:background-color="#a4c2f4" loext:char-shading-value="0" style:font-name-asian="Courier New1" style:font-weight-asian="bold" style:font-name-complex="Courier New1"/>
    </style:style>
    <style:style style:name="T3" style:family="text">
      <style:text-properties style:font-name="Courier New" fo:font-weight="bold" fo:background-color="#ea9999" loext:char-shading-value="0" style:font-name-asian="Courier New1" style:font-weight-asian="bold" style:font-name-complex="Courier New1"/>
    </style:style>
    <style:style style:name="T4" style:family="text">
      <style:text-properties style:font-name="Courier New" fo:font-weight="bold" fo:background-color="#b6d7a8" loext:char-shading-value="0" style:font-name-asian="Courier New1" style:font-weight-asian="bold" style:font-name-complex="Courier New1"/>
    </style:style>
    <style:style style:name="T5" style:family="text">
      <style:text-properties fo:background-color="#a4c2f4" loext:char-shading-value="0"/>
    </style:style>
    <style:style style:name="T6" style:family="text">
      <style:text-properties fo:background-color="#ea9999" loext:char-shading-value="0"/>
    </style:style>
    <style:style style:name="T7" style:family="text">
      <style:text-properties fo:background-color="#b6d7a8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02 00 00 00 00 00 00 00 00 00 00 00 00 00 00 00</text:span></text:p>
      <text:p text:style-name="P1"><text:span text:style-name="T2">00 00 00 00</text:span><text:span text:style-name="T1"> </text:span><text:span text:style-name="T3">09 01 9F 00 D7 00 E3 00 5B 00 C5 00</text:span></text:p>
      <text:p text:style-name="P1"><text:span text:style-name="T3">00 00 00 00 00 00 00 00 00 00 00 00</text:span><text:span text:style-name="T1"> </text:span><text:span text:style-name="T4">64 00 00 00</text:span></text:p>
      <text:p text:style-name="P1"><text:span text:style-name="T4">F4 01 00 00 E8 03 00 00 DC 05 00 00 B8 0B 00 00</text:span></text:p>
      <text:p text:style-name="P1"><text:span text:style-name="T4">88 13 00 00 00 00 00 00 00 00 00 00 00 00 00 00</text:span></text:p>
      <text:p text:style-name="P1"><text:span text:style-name="T4">00 00 00 00 00 00 00 00 00 00 00 00</text:span><text:span text:style-name="T1"> </text:span><text:span text:style-name="T2">01 01 00 00</text:span></text:p>
      <text:p text:style-name="P1"><text:span text:style-name="T3">DB 00 71 00 21 01 07 00 87 01 8E 00 50 00 00 00</text:span></text:p>
      <text:p text:style-name="P1"><text:span text:style-name="T3">00 00 00 00 00 00 00 00</text:span><text:span text:style-name="T1"> </text:span><text:span text:style-name="T4">E8 03 00 00 B8 0B 00 00</text:span></text:p>
      <text:p text:style-name="P1"><text:span text:style-name="T4">88 13 00 00 10 27 00 00 A8 61 00 00 50 C3 00 00</text:span></text:p>
      <text:p text:style-name="P1"><text:span text:style-name="T4">40 0D 03 00 00 00 00 00 00 00 00 00 00 00 00 00</text:span></text:p>
      <text:p text:style-name="P1"><text:span text:style-name="T4">00 00 00 00 00 00 00 00</text:span></text:p>
      <text:p text:style-name="P2"/>
      <text:p text:style-name="P4"><text:span text:style-name="T5">ID? (00 = Pickham, 01 = Baccarat)</text:span></text:p>
      <text:p text:style-name="P4"><text:span text:style-name="T6">An array of 16-bit Item ID entries</text:span></text:p>
      <text:p text:style-name="P4"><text:span text:style-name="T7">An array of 32-bit signed integer values, representing the items’ pri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93" meta:character-count="632" meta:non-whitespace-character-count="453"/>
    <meta:generator>LibreOfficeDev/6.0.5.2$Linux_X86_64 LibreOffice_project/</meta:generator>
  </office:meta>
</office:document-meta>
</file>